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3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4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5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style:text-underline-style="none" fo:font-weight="bold" style:font-weight-asian="bold" style:font-name-complex="Times New Roman1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>
        <style:tab-stops>
          <style:tab-stop style:position="6.5in" style:type="right"/>
        </style:tab-stops>
      </style:paragraph-properties>
      <style:text-properties style:font-name="Times New Roman" fo:font-size="16pt" fo:font-weight="bold" style:font-size-asian="16pt" style:font-weight-asian="bold" style:font-name-complex="Times New Roman1"/>
    </style:style>
    <style:style style:name="P7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8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9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List_20_Paragraph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3" style:family="paragraph" style:parent-style-name="List_20_Paragraph" style:list-style-name="WWNum3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4" style:family="paragraph" style:parent-style-name="List_20_Paragraph" style:list-style-name="WWNum3">
      <style:paragraph-properties fo:margin-top="0in" fo:margin-bottom="0in" fo:line-height="100%"/>
      <style:text-properties fo:color="#000000" style:font-name="Times New Roman" fo:font-size="9pt" style:font-name-asian="Times New Roman1" style:font-size-asian="9pt" style:language-asian="zh" style:country-asian="CN" style:font-size-complex="9pt"/>
    </style:style>
    <style:style style:name="P15" style:family="paragraph" style:parent-style-name="List_20_Paragraph" style:list-style-name="WWNum2">
      <style:paragraph-properties fo:margin-left="0in" fo:margin-right="0in" fo:margin-top="0in" fo:margin-bottom="0in" fo:text-indent="0in" style:auto-text-indent="false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6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ext_20_body" style:list-style-name="WWNum2">
      <style:paragraph-properties fo:margin-top="0in" fo:margin-bottom="0in" fo:line-height="100%">
        <style:tab-stops>
          <style:tab-stop style:position="6.5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8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9" style:family="paragraph" style:parent-style-name="Text_20_body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20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style:font-size-asian="9pt"/>
    </style:style>
    <style:style style:name="P21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1" style:font-weight-complex="bold"/>
    </style:style>
    <style:style style:name="T4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5" style:family="text">
      <style:text-properties style:font-name="Times New Roman" fo:font-size="9pt" fo:font-style="italic" fo:font-weight="normal" style:font-size-asian="9pt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size="9pt" fo:font-style="italic" fo:font-weight="bold" style:font-size-asian="9pt" style:font-style-asian="italic" style:font-weight-asian="bold" style:font-name-complex="Times New Roman1" style:font-size-complex="9pt" style:font-weight-complex="bold"/>
    </style:style>
    <style:style style:name="T7" style:family="text">
      <style:text-properties style:font-name="Times New Roman" fo:font-size="9pt" fo:font-style="normal" style:font-size-asian="9pt" style:font-style-asian="normal" style:font-name-complex="Times New Roman1" style:font-style-complex="normal"/>
    </style:style>
    <style:style style:name="T8" style:family="text"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15" style:family="text">
      <style:text-properties fo:font-size="9pt" fo:font-style="normal" style:font-size-asian="9pt" style:font-style-asian="normal" style:font-style-complex="normal"/>
    </style:style>
    <style:style style:name="T16" style:family="text">
      <style:text-properties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17" style:family="text">
      <style:text-properties fo:font-size="9pt" fo:font-style="italic" fo:font-weight="normal" style:font-size-asian="9pt" style:font-style-asian="italic" style:font-weight-asian="normal" style:font-style-complex="italic" style:font-weight-complex="normal"/>
    </style:style>
    <style:style style:name="T18" style:family="text">
      <style:text-properties fo:font-size="9pt" fo:font-style="italic" fo:font-weight="normal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9" style:family="text">
      <style:text-properties fo:font-style="italic" style:font-style-asian="italic"/>
    </style:style>
    <style:style style:name="T20" style:family="text">
      <style:text-properties fo:font-weight="normal" style:font-name-asian="Times New Roman1" style:language-asian="zh" style:country-asian="CN" style:font-weight-asian="normal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nathan Wyatt Pilling</text:p>
      <text:p text:style-name="P10"><text:span text:style-name="T1">801-657-6294 | </text:span><text:a xlink:type="simple" xlink:href="mailto:JonathanPilling77@gmail.com" text:style-name="Internet_20_link" text:visited-style-name="Visited_20_Internet_20_Link"><text:span text:style-name="T1">JonathanPilling77@gmail.com</text:span></text:a></text:p>
      <text:p text:style-name="P11"><text:span text:style-name="T11">SKILLS</text:span><text:span text:style-name="T1"> -</text:span><text:span text:style-name="T2"> </text:span><text:span text:style-name="T5">Python, Flask, NodeJS, Typescript, C, C#, Git, MySQL, Docker, Kibana, Heroku</text:span></text:p>
      <text:p text:style-name="P4">PROFESSIONAL EXPERIENCE</text:p>
      <text:p text:style-name="P2"><text:span text:style-name="T2">Plaid</text:span><text:span text:style-name="T1"> <text:tab/>Salt Lake City, UT</text:span></text:p>
      <text:p text:style-name="P7"><text:span text:style-name="T19">Software Engineer – NodeJS / Typescript<text:tab/>May 2021 – Present</text:span></text:p>
      <text:list xml:id="list5667364566295425079" text:style-name="WWNum2">
        <text:list-item>
          <text:p text:style-name="P16">Leading the development of systems that interface with Canadian Financial Institutions, enabling Plaid applications to access crucial data.</text:p>
        </text:list-item>
        <text:list-item>
          <text:p text:style-name="P16">Improved the redaction strategy for request hashing, resulting in enhanced visibility and better identification of failing endpoints.</text:p>
        </text:list-item>
        <text:list-item>
          <text:p text:style-name="P21"><text:span text:style-name="T8">Leveraged existing US product offerings to seamlessly introduce new products in Canada, minimizing the need for extensive code changes.</text:span></text:p>
        </text:list-item>
        <text:list-item>
          <text:p text:style-name="P20"><text:span text:style-name="T20">Integrated Pyroscope into the continuous integration (CI) process, generating flame graphs for the test suite and pinpointing performance bottlenecks.</text:span></text:p>
        </text:list-item>
        <text:list-item>
          <text:p text:style-name="P17">Developed and executed a comprehensive browser automation ownership plan, outlining a one-year road-map for efficient browser automation processes.</text:p>
        </text:list-item>
        <text:list-item>
          <text:p text:style-name="P18">Implemented a Python-based Kibana logging solution and streamlined production code, removing over 4000 lines of unnecessary code.</text:p>
        </text:list-item>
      </text:list>
      <text:p text:style-name="P2"><text:span text:style-name="T2">Progrexion</text:span><text:span text:style-name="T1"> <text:tab/>Salt Lake City, UT</text:span></text:p>
      <text:p text:style-name="P3">Software Engineer – Python<text:tab/>March 2020 – April 2021</text:p>
      <text:list xml:id="list35359576" text:continue-numbering="true" text:style-name="WWNum2">
        <text:list-item>
          <text:p text:style-name="P19">Developed robust back-end machine learning applications in Python using Flask and Docker, ensuring efficient and scalable performance.</text:p>
        </text:list-item>
        <text:list-item>
          <text:p text:style-name="P21"><text:span text:style-name="T8">Utilized Heroku to deploy containerized applications to the cloud, establishing a seamless deployment process, and implemented a CI pipeline for automated testing.</text:span></text:p>
        </text:list-item>
        <text:list-item>
          <text:p text:style-name="P21"><text:span text:style-name="T8">Implemented an internal call routing model that significantly improved the conversion rate by 8%, enhancing customer engagement and satisfaction.</text:span></text:p>
        </text:list-item>
        <text:list-item>
          <text:p text:style-name="P21"><text:span text:style-name="T8">Integrated a third-party API service to retrieve zip code information based on customer phone numbers, successfully obtaining zip codes for over 95% of customers.</text:span></text:p>
        </text:list-item>
        <text:list-item>
          <text:p text:style-name="P21"><text:span text:style-name="T8">Created a reliable Flask API to extract and retrieve data from various databases, delivering a clean and user-friendly interface via HTTP requests.</text:span></text:p>
        </text:list-item>
        <text:list-item>
          <text:p text:style-name="P21"><text:span text:style-name="T8">Developed Docker Compose files to containerize local development, achieving environment parity and ensuring consistent behavior between development and production environments.</text:span></text:p>
        </text:list-item>
      </text:list>
      <text:p text:style-name="P2"><text:span text:style-name="T2">Chart Logic</text:span><text:span text:style-name="T1"> <text:tab/>Salt Lake City, UT</text:span></text:p>
      <text:p text:style-name="P3">Software Engineer in Test (Intern) - C#<text:tab/>June 2019 – February 2020</text:p>
      <text:list xml:id="list35366274" text:continue-numbering="true" text:style-name="WWNum2">
        <text:list-item>
          <text:p text:style-name="P12">Took ownership of comprehensive software testing and streamlined the process by implementing test automation using Selenium with C# in Visual Studio.</text:p>
          <text:p text:style-name="P15"/>
        </text:list-item>
      </text:list>
      <text:p text:style-name="P4">PROJECTS</text:p>
      <text:p text:style-name="P2"><text:span text:style-name="T2">Computer Engineering Senior Project</text:span><text:span text:style-name="T1"> <text:tab/>Salt Lake City, UT</text:span></text:p>
      <text:p text:style-name="P3">Wireless Mesh Audio System <text:tab/>August 2019 – December 2019</text:p>
      <text:list xml:id="list4564808742048564224" text:style-name="WWNum3">
        <text:list-item>
          <text:p text:style-name="P14">Collaborated with a team to develop a wireless mesh solution using the ESP32 framework in C, enabling audio data broadcasting between speakers of different brands.</text:p>
        </text:list-item>
      </text:list>
      <text:p text:style-name="P2"><text:span text:style-name="T2">Database Systems</text:span><text:span text:style-name="T1"> <text:tab/>Salt Lake City, UT</text:span></text:p>
      <text:p text:style-name="P3">Learning Management System <text:tab/>January 2019 – April 2019</text:p>
      <text:list xml:id="list35364424" text:continue-numbering="true" text:style-name="WWNum3">
        <text:list-item>
          <text:p text:style-name="P13">Created a database in MySQL to implement a learning management system. GUI communicated with the database via LINQ queries in C#.</text:p>
        </text:list-item>
      </text:list>
      <text:p text:style-name="P9"><text:span text:style-name="T4"><text:tab/></text:span></text:p>
      <text:p text:style-name="P5">EDUCATION</text:p>
      <text:p text:style-name="P2"><text:span text:style-name="T2">University of Utah</text:span><text:span text:style-name="T1"> <text:tab/>Salt Lake City, UT<text:line-break/></text:span><text:span text:style-name="T4">Bachelor of Science in Computer Engineering <text:tab/>Graduated December 2019</text:span></text:p>
      <text:p text:style-name="P2"><text:span text:style-name="T6"/></text:p>
      <text:p text:style-name="P1"><text:span text:style-name="T13">Hobbies</text:span><text:span text:style-name="T12">: Play drums in successful local bands, competitive Super Smash Bros. Player, car enthusi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t-line-clamp_5f__5f_line" style:display-name="lt-line-clamp__lin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size-asian="9pt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en Sia</meta:initial-creator>
    <dc:creator>Jonathan Pilling</dc:creator>
    <meta:editing-cycles>68</meta:editing-cycles>
    <meta:print-date>2019-12-30T00:53:00</meta:print-date>
    <meta:creation-date>2019-05-25T20:17:00</meta:creation-date>
    <dc:date>2023-06-21T15:10:44.40</dc:date>
    <meta:editing-duration>PT5H44M22S</meta:editing-duration>
    <meta:generator>OpenOffice/4.1.8$Win32 OpenOffice.org_project/418m3$Build-9803</meta:generator>
    <meta:document-statistic meta:table-count="0" meta:image-count="0" meta:object-count="0" meta:page-count="1" meta:paragraph-count="34" meta:word-count="445" meta:character-count="30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